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03.39pt"/>
    </style:style>
    <style:style style:name="co12" style:family="table-column">
      <style:table-column-properties fo:break-before="auto" style:column-width="284.06pt"/>
    </style:style>
    <style:style style:name="co13" style:family="table-column">
      <style:table-column-properties fo:break-before="auto" style:column-width="277.91pt"/>
    </style:style>
    <style:style style:name="co14" style:family="table-column">
      <style:table-column-properties fo:break-before="auto" style:column-width="292.7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2.75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wraith_band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wraith_band_faerie_fir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office:value-type="string" calcext:value-type="string">
            <text:p>wait_move_enemy_creep</text:p>
          </table:table-cell>
          <table:table-cell office:value-type="string" calcext:value-type="string">
            <text:p>cancel_move_enemy_creep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office:value-type="string" calcext:value-type="string">
            <text:p>wait_move_safe</text:p>
          </table:table-cell>
          <table:table-cell office:value-type="string" calcext:value-type="string">
            <text:p>cancel_move_saf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wraith_band_faerie_fir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wraith_band_faerie_fir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21:50:57.333878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0T21:51:49.453435122</dc:date>
    <meta:editing-duration>P3DT11H16M38S</meta:editing-duration>
    <meta:editing-cycles>2812</meta:editing-cycles>
    <dc:creator>Ilya Shpigor</dc:creator>
    <meta:document-statistic meta:table-count="5" meta:cell-count="568" meta:object-count="0"/>
  </office:meta>
</office:document-meta>
</file>